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1" table:default-cell-style-name="Default"/>
        <table:table-row table:style-name="ro1">
          <table:table-cell table:style-name="Default"/>
          <table:table-cell table:style-name="pd1" office:value-type="string" calcext:value-type="string">
            <text:p>Comodit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lumin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rylliu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imon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riu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uxi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ay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romit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bal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uor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pp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lliu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ypsu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eldspa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li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diu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ron or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ithiu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nganes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a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c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latinum group metals (pgm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lybdenu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hosphate roc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ick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otash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yrit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erlit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uartz(silica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dium carbonat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ulfu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lic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antalu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raniu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itaniu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anadiu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eolite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ungsten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in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ggregat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ntymon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rsenic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aryt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entonit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ismuth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orate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miu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eriu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romium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king coa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iatomit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ysprosiu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rbiu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luorspar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uropiu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adoliniu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ermaniu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raphit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afniu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eliu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olmiu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ydroge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ridium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kaolim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anthanu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gnesit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gnesium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atural cork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eodymium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iobiu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lladium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hosphoru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latinum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raseodymium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ee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heniu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hodiu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ubber (natural)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uthernium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amariu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pele woo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candiu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lenium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ilicon metal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rontium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al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eak wood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elluriu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erbiu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in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yttrium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zirconiu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rude oi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atural ga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ropan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mber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alm oil <text:s/>?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ubber <text:s text:c="2"/>?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wool <text:s text:c="2"/>?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allium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barit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merald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kunzit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apis lazuli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e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ourmalin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lay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aolinite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alt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opal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ilica sand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sbesto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raphit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jade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orundum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apphir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zirco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illimanite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wollastonit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yrophyllite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zeolit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pinel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em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halloysit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hectorit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g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lithium mic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feldspathic sand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epheline syenit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vermiculite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magnetit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arnet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olivine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alygorskit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hosphat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epiolit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aponit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anhydrit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agnesia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odium carbonat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odium sulfat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rhodochrosit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limestone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alcit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amethyst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eryl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opaz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hlogopit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nitrat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lunit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ylvit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andalusit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umic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ryolit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uscovit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dolomit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arbl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aquamarin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eridot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oron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oxygen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luorine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odium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ilicon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potassium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rubidium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iodin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xenon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adon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ctinium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rotactinium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mendelevium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nobelium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lawrencium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dubnium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bohrium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hassium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lutetium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ytterbium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thuli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1-20T10:07:36.429259181</dc:date>
    <meta:editing-duration>PT1M42S</meta:editing-duration>
    <meta:editing-cycles>1</meta:editing-cycles>
    <meta:document-statistic meta:table-count="1" meta:cell-count="371" meta:object-count="0"/>
  </office:meta>
</office:document-meta>
</file>